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VcellActual_counts</text:p>
          </table:table-cell>
          <table:table-cell office:value-type="float" office:value="37250" calcext:value-type="float">
            <text:p>3725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current</text:p>
            <text:p>applied</text:p>
            <text:p>(lambda GEN)</text:p>
          </table:table-cell>
          <table:table-cell office:value-type="string" calcext:value-type="string">
            <text:p>current</text:p>
            <text:p>observed</text:p>
            <text:p>(LiBCM)</text:p>
          </table:table-cell>
          <table:table-cell office:value-type="string" calcext:value-type="string">
            <text:p>vCellWithESR</text:p>
            <text:p>_counts</text:p>
            <text:p>(observed)</text:p>
          </table:table-cell>
          <table:table-cell office:value-type="string" calcext:value-type="string">
            <text:p><text:span text:style-name="T1">vCellWithESR</text:span></text:p>
            <text:p><text:span text:style-name="T1">_counts</text:span></text:p>
            <text:p>(expected)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37368" calcext:value-type="float">
            <text:p>37368</text:p>
          </table:table-cell>
          <table:table-cell table:formula="of:=[.$B$5]-[.B8]*2" office:value-type="float" office:value="37374" calcext:value-type="float">
            <text:p>37374</text:p>
          </table:table-cell>
          <table:table-cell table:formula="of:=[.C8]-[.D8]" office:value-type="float" office:value="-6" calcext:value-type="float">
            <text:p>-6</text:p>
          </table:table-cell>
          <table:table-cell office:value-type="string" calcext:value-type="string">
            <text:p>max observed 'regen' current (70A in previous testing)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37339" calcext:value-type="float">
            <text:p>37339</text:p>
          </table:table-cell>
          <table:table-cell table:formula="of:=[.$B$5]-[.B9]*2" office:value-type="float" office:value="37344" calcext:value-type="float">
            <text:p>37344</text:p>
          </table:table-cell>
          <table:table-cell table:formula="of:=[.C9]-[.D9]"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37307" calcext:value-type="float">
            <text:p>37307</text:p>
          </table:table-cell>
          <table:table-cell table:formula="of:=[.$B$5]-[.B10]*2" office:value-type="float" office:value="37312" calcext:value-type="float">
            <text:p>37312</text:p>
          </table:table-cell>
          <table:table-cell table:formula="of:=[.C10]-[.D10]"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37275" calcext:value-type="float">
            <text:p>37275</text:p>
          </table:table-cell>
          <table:table-cell table:formula="of:=[.$B$5]-[.B11]*2" office:value-type="float" office:value="37280" calcext:value-type="float">
            <text:p>37280</text:p>
          </table:table-cell>
          <table:table-cell table:formula="of:=[.C11]-[.D11]"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44" calcext:value-type="float">
            <text:p>37244</text:p>
          </table:table-cell>
          <table:table-cell table:formula="of:=[.$B$5]-[.B12]*2" office:value-type="float" office:value="37248" calcext:value-type="float">
            <text:p>37248</text:p>
          </table:table-cell>
          <table:table-cell table:formula="of:=[.C12]-[.D12]" office:value-type="float" office:value="-4" calcext:value-type="float">
            <text:p>-4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7214" calcext:value-type="float">
            <text:p>37214</text:p>
          </table:table-cell>
          <table:table-cell table:formula="of:=[.$B$5]-[.B13]*2" office:value-type="float" office:value="37218" calcext:value-type="float">
            <text:p>37218</text:p>
          </table:table-cell>
          <table:table-cell table:formula="of:=[.C13]-[.D13]" office:value-type="float" office:value="-4" calcext:value-type="float">
            <text:p>-4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37182" calcext:value-type="float">
            <text:p>37182</text:p>
          </table:table-cell>
          <table:table-cell table:formula="of:=[.$B$5]-[.B14]*2" office:value-type="float" office:value="37186" calcext:value-type="float">
            <text:p>37186</text:p>
          </table:table-cell>
          <table:table-cell table:formula="of:=[.C14]-[.D14]" office:value-type="float" office:value="-4" calcext:value-type="float">
            <text:p>-4</text:p>
          </table:table-cell>
          <table:table-cell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37149" calcext:value-type="float">
            <text:p>37149</text:p>
          </table:table-cell>
          <table:table-cell table:formula="of:=[.$B$5]-[.B15]*2" office:value-type="float" office:value="37154" calcext:value-type="float">
            <text:p>37154</text:p>
          </table:table-cell>
          <table:table-cell table:formula="of:=[.C15]-[.D15]"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37121" calcext:value-type="float">
            <text:p>37121</text:p>
          </table:table-cell>
          <table:table-cell table:formula="of:=[.$B$5]-[.B16]*2" office:value-type="float" office:value="37124" calcext:value-type="float">
            <text:p>37124</text:p>
          </table:table-cell>
          <table:table-cell table:formula="of:=[.C16]-[.D16]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37088" calcext:value-type="float">
            <text:p>37088</text:p>
          </table:table-cell>
          <table:table-cell table:formula="of:=[.$B$5]-[.B17]*2" office:value-type="float" office:value="37092" calcext:value-type="float">
            <text:p>37092</text:p>
          </table:table-cell>
          <table:table-cell table:formula="of:=[.C17]-[.D17]"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37057" calcext:value-type="float">
            <text:p>37057</text:p>
          </table:table-cell>
          <table:table-cell table:formula="of:=[.$B$5]-[.B18]*2" office:value-type="float" office:value="37060" calcext:value-type="float">
            <text:p>37060</text:p>
          </table:table-cell>
          <table:table-cell table:formula="of:=[.C18]-[.D18]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37027" calcext:value-type="float">
            <text:p>37027</text:p>
          </table:table-cell>
          <table:table-cell table:formula="of:=[.$B$5]-[.B19]*2" office:value-type="float" office:value="37030" calcext:value-type="float">
            <text:p>37030</text:p>
          </table:table-cell>
          <table:table-cell table:formula="of:=[.C19]-[.D19]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36995" calcext:value-type="float">
            <text:p>36995</text:p>
          </table:table-cell>
          <table:table-cell table:formula="of:=[.$B$5]-[.B20]*2" office:value-type="float" office:value="36998" calcext:value-type="float">
            <text:p>36998</text:p>
          </table:table-cell>
          <table:table-cell table:formula="of:=[.C20]-[.D20]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36971" calcext:value-type="float">
            <text:p>36971</text:p>
          </table:table-cell>
          <table:table-cell table:formula="of:=[.$B$5]-[.B21]*2" office:value-type="float" office:value="36974" calcext:value-type="float">
            <text:p>36974</text:p>
          </table:table-cell>
          <table:table-cell table:formula="of:=[.C21]-[.D21]" office:value-type="float" office:value="-3" calcext:value-type="float">
            <text:p>-3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bservation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R compensation working as expecte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6:18:13.955432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2T16:05:02.718372704</meta:creation-date>
    <dc:date>2021-09-02T16:18:34.362378075</dc:date>
    <meta:editing-duration>PT7M38S</meta:editing-duration>
    <meta:editing-cycles>2</meta:editing-cycles>
    <meta:generator>LibreOffice/7.0.1.2$MacOSX_X86_64 LibreOffice_project/7cbcfc562f6eb6708b5ff7d7397325de9e764452</meta:generator>
    <meta:document-statistic meta:table-count="1" meta:cell-count="82" meta:object-count="0"/>
  </office:meta>
</office:document-meta>
</file>